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9.750000000027pt"/>
    </style:style>
    <style:style style:name="co2" style:family="table-column">
      <style:table-column-properties fo:break-before="auto" style:column-width="265.249999999906pt"/>
    </style:style>
    <style:style style:name="co3" style:family="table-column">
      <style:table-column-properties fo:break-before="auto" style:column-width="121.749999999969pt"/>
    </style:style>
    <style:style style:name="co4" style:family="table-column">
      <style:table-column-properties fo:break-before="auto" style:column-width="99.7499999999764pt"/>
    </style:style>
    <style:style style:name="co5" style:family="table-column">
      <style:table-column-properties fo:break-before="auto" style:column-width="98.9999999999922pt"/>
    </style:style>
    <style:style style:name="co6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/>
  </office:automatic-styles>
  <office:body>
    <office:spreadsheet>
      <table:table table:name="Sheet1" table:style-name="ta1">
        <table:table-column table:style-name="co1" table:number-columns-repeated="2"/>
        <table:table-column table:style-name="co2"/>
        <table:table-column table:style-name="co1"/>
        <table:table-column table:style-name="co3"/>
        <table:table-column table:style-name="co4"/>
        <table:table-column table:style-name="co5"/>
        <table:table-column table:style-name="co3"/>
        <table:table-column table:style-name="co6" table:number-columns-repeated="17"/>
        <table:table-row table:style-name="ro1">
          <table:table-cell office:value-type="string" office:string-value="Standard Name">
            <text:p>Standard Name</text:p>
          </table:table-cell>
          <table:table-cell office:value-type="string" office:string-value="Current Name">
            <text:p>Current Name</text:p>
          </table:table-cell>
          <table:table-cell office:value-type="string" office:string-value="Usage">
            <text:p>Usage</text:p>
          </table:table-cell>
          <table:table-cell office:value-type="string" office:string-value="Status" table:style-name="ce1">
            <text:p>Status</text:p>
          </table:table-cell>
          <table:table-cell office:value-type="string" office:string-value="Assigned Artist">
            <text:p>Assigned Artist</text:p>
          </table:table-cell>
          <table:table-cell office:value-type="string" office:string-value="Signing Artist">
            <text:p>Signing Artist</text:p>
          </table:table-cell>
          <table:table-cell office:value-type="string" office:string-value="Comments">
            <text:p>Comments</text:p>
          </table:table-cell>
          <table:table-cell office:value-type="string" office:string-value="Statuses">
            <text:p>Statuses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showmenu">
            <text:p>showmenu</text:p>
          </table:table-cell>
          <table:table-cell office:value-type="string" office:string-value="showMenuBar action">
            <text:p>showMenuBar action</text:p>
          </table:table-cell>
          <table:table-cell office:value-type="string" office:string-value="" table:number-columns-repeated="4"/>
          <table:table-cell office:value-type="string" office:string-value="blank: not in theme">
            <text:p>blank: not in theme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window_fullscreen">
            <text:p>window_fullscreen</text:p>
          </table:table-cell>
          <table:table-cell office:value-type="string" office:string-value="full screen action">
            <text:p>full screen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3"/>
          <table:table-cell office:value-type="string" office:string-value="draft: pre-approval artwork">
            <text:p>draft: pre-approval artwork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window_nofullscreen">
            <text:p>window_nofullscreen</text:p>
          </table:table-cell>
          <table:table-cell office:value-type="string" office:string-value="de-full screen action">
            <text:p>de-full screen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3"/>
          <table:table-cell office:value-type="string" office:string-value="approval: needs final approval">
            <text:p>approval: needs final approval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colorpicker">
            <text:p>colorpicker</text:p>
          </table:table-cell>
          <table:table-cell office:value-type="string" office:string-value="color dialog button">
            <text:p>color dialog butt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3"/>
          <table:table-cell office:value-type="string" office:string-value="final">
            <text:p>final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up">
            <text:p>up</text:p>
          </table:table-cell>
          <table:table-cell office:value-type="string" office:string-value="toolbar editor and action selector dialog">
            <text:p>toolbar editor and action select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down">
            <text:p>down</text:p>
          </table:table-cell>
          <table:table-cell office:value-type="string" office:string-value="toolbar editor and action selector dialog">
            <text:p>toolbar editor and action select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back">
            <text:p>back</text:p>
          </table:table-cell>
          <table:table-cell office:value-type="string" office:string-value="back action, toolbar editor, action selector">
            <text:p>back action, toolbar editor, act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forward">
            <text:p>forward</text:p>
          </table:table-cell>
          <table:table-cell office:value-type="string" office:string-value="forward action, toolbar editor, action selector">
            <text:p>forward action, toolbar editor, act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xample">
            <text:p>example</text:p>
          </table:table-cell>
          <table:table-cell office:value-type="string" office:string-value="overlay, none by default">
            <text:p>overlay, none by default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screenshot">
            <text:p>screenshot</text:p>
          </table:table-cell>
          <table:table-cell office:value-type="string" office:string-value="screenshot overlay, none by default">
            <text:p>screenshot overlay, none by default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link">
            <text:p>link</text:p>
          </table:table-cell>
          <table:table-cell office:value-type="string" office:string-value="link overlay">
            <text:p>link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zip">
            <text:p>zip</text:p>
          </table:table-cell>
          <table:table-cell office:value-type="string" office:string-value="zip overlay">
            <text:p>zip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hare">
            <text:p>share</text:p>
          </table:table-cell>
          <table:table-cell office:value-type="string" office:string-value="share overlay">
            <text:p>share overlay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undo">
            <text:p>undo</text:p>
          </table:table-cell>
          <table:table-cell office:value-type="string" office:string-value="undo/redo action, text edit context menus, redo stack">
            <text:p>undo/redo action, text edit context menus, redo stack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redo">
            <text:p>redo</text:p>
          </table:table-cell>
          <table:table-cell office:value-type="string" office:string-value="undo/redo action, text edit context menus, redo stack">
            <text:p>undo/redo action, text edit context menus, redo stack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ditcut">
            <text:p>editcut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ditcopy">
            <text:p>editcopy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ditpaste">
            <text:p>editpaste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ditclear">
            <text:p>editclear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editcopy">
            <text:p>editcopy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messagebox_info" table:style-name="ce1">
            <text:p>messagebox_info</text:p>
          </table:table-cell>
          <table:table-cell office:value-type="string" office:string-value="passive popups">
            <text:p>passive popups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messagebox_warning">
            <text:p>messagebox_warning</text:p>
          </table:table-cell>
          <table:table-cell office:value-type="string" office:string-value="passive popups">
            <text:p>passive popups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messagebox_critical" table:style-name="ce1">
            <text:p>messagebox_critical</text:p>
          </table:table-cell>
          <table:table-cell office:value-type="string" office:string-value="passive popups">
            <text:p>passive popups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history_clear" table:style-name="ce1">
            <text:p>history_clear</text:p>
          </table:table-cell>
          <table:table-cell office:value-type="string" office:string-value="combobox context menu">
            <text:p>combobox context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today">
            <text:p>today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2leftarrow">
            <text:p>2lef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2rightarrow">
            <text:p>2righ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1leftarrow">
            <text:p>1lef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1rightarrow">
            <text:p>1righ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contents">
            <text:p>contents</text:p>
          </table:table-cell>
          <table:table-cell office:value-type="string" office:string-value="help menu">
            <text:p>help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contexthelp">
            <text:p>contexthelp</text:p>
          </table:table-cell>
          <table:table-cell office:value-type="string" office:string-value="help menu">
            <text:p>help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about_kde">
            <text:p>about_kde</text:p>
          </table:table-cell>
          <table:table-cell office:value-type="string" office:string-value="help menu">
            <text:p>help menu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completion">
            <text:p>completion</text:p>
          </table:table-cell>
          <table:table-cell office:value-type="string" office:string-value="line edits context menu">
            <text:p>line edits context menu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rotate_cw">
            <text:p>rotate_cw</text:p>
          </table:table-cell>
          <table:table-cell office:value-type="string" office:string-value="pixmap region selector">
            <text:p>pixmap reg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rotate_ccw">
            <text:p>rotate_ccw</text:p>
          </table:table-cell>
          <table:table-cell office:value-type="string" office:string-value="pixmap region selector">
            <text:p>pixmap reg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pellcheck">
            <text:p>spellcheck</text:p>
          </table:table-cell>
          <table:table-cell office:value-type="string" office:string-value="text box context menu">
            <text:p>text box context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lock">
            <text:p>lock</text:p>
          </table:table-cell>
          <table:table-cell office:value-type="string" office:string-value="toolbar context menu, lock overlay">
            <text:p>toolbar context menu, lock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unlock">
            <text:p>unlock</text:p>
          </table:table-cell>
          <table:table-cell office:value-type="string" office:string-value="toolbar context menu">
            <text:p>toolbar context menu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next">
            <text:p>next</text:p>
          </table:table-cell>
          <table:table-cell office:value-type="string" office:string-value="next action">
            <text:p>next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previous">
            <text:p>previous</text:p>
          </table:table-cell>
          <table:table-cell office:value-type="string" office:string-value="previous action">
            <text:p>previous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1"/>
        </table:table-row>
        <table:table-row table:style-name="ro1" table:number-rows-repeated="32726"/>
      </table:table>
      <table:table table:name="Sheet2" table:style-name="ta1">
        <table:table-column table:style-name="co6"/>
        <table:table-row table:style-name="ro1"/>
      </table:table>
      <table:table table:name="Sheet3" table:style-name="ta1">
        <table:table-column table:style-name="co6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Aaron Seigo</meta:initial-creator>
    <meta:editing-cycles>1</meta:editing-cycles>
    <meta:creation-date>2006-12-28T11:04:59</meta:creation-date>
    <dc:date>2006-12-29T00:35:03</dc:date>
    <dc:creator>Aaron Seigo</dc:creator>
  </office:meta>
</office:document-meta>
</file>